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23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1">
      <style:graphic-properties draw:fill="none" draw:stroke="solid" svg:stroke-width="0.00694in" svg:stroke-color="#44546a" draw:marker-end="a1120" svg:stroke-opacity="100%" draw:stroke-linejoin="miter" svg:stroke-linecap="butt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draw:fill="none" draw:stroke="solid" svg:stroke-width="0.00694in" svg:stroke-color="#44546a" draw:marker-end="a1240" svg:stroke-opacity="100%" draw:stroke-linejoin="miter" svg:stroke-linecap="butt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46">
      <style:graphic-properties draw:fill="none" draw:stroke="solid" svg:stroke-width="0.00694in" svg:stroke-color="#44546a" draw:marker-end="a1245" svg:stroke-opacity="100%" draw:stroke-linejoin="miter" svg:stroke-linecap="butt"/>
    </style:style>
    <style:style style:family="text" style:name="a12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2362in" svg:stroke-color="#6666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36">
      <style:graphic-properties draw:fill="none" draw:stroke="solid" svg:stroke-width="0.00694in" svg:stroke-color="#44546a" draw:marker-end="a1135" svg:stroke-opacity="100%" draw:stroke-linejoin="miter" svg:stroke-linecap="butt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none" draw:stroke="solid" svg:stroke-width="0.00694in" svg:stroke-color="#44546a" draw:marker-end="a1199" svg:stroke-opacity="100%" draw:stroke-linejoin="miter" svg:stroke-linecap="butt"/>
    </style:style>
    <style:style style:family="graphic" style:name="a1202">
      <style:graphic-properties draw:fill="none" draw:stroke="solid" svg:stroke-width="0.00694in" svg:stroke-color="#44546a" draw:marker-end="a1201" svg:stroke-opacity="100%" draw:stroke-linejoin="miter" svg:stroke-linecap="butt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8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1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draw:fill="none" draw:stroke="solid" svg:stroke-width="0.00694in" svg:stroke-color="#44546a" draw:marker-end="a1142" svg:stroke-opacity="100%" draw:stroke-linejoin="miter" svg:stroke-linecap="butt"/>
    </style:style>
    <style:style style:family="graphic" style:name="a119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>
      <style:graphic-properties draw:fill="none" draw:stroke="solid" svg:stroke-width="0.00694in" svg:stroke-color="#44546a" draw:marker-end="a1144" svg:stroke-opacity="100%" draw:stroke-linejoin="miter" svg:stroke-linecap="butt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96">
      <style:graphic-properties draw:fill="none" draw:stroke="solid" svg:stroke-width="0.00694in" svg:stroke-color="#44546a" draw:marker-end="a1195" svg:stroke-opacity="100%" draw:stroke-linejoin="miter" svg:stroke-linecap="butt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>
      <style:graphic-properties draw:fill="none" draw:stroke="solid" svg:stroke-width="0.00694in" svg:stroke-color="#44546a" draw:marker-end="a1197" svg:stroke-opacity="100%" draw:stroke-linejoin="miter" svg:stroke-linecap="butt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13">
      <style:graphic-properties draw:fill="none" draw:stroke="solid" svg:stroke-width="0.00694in" svg:stroke-color="#44546a" draw:marker-end="a1212" svg:stroke-opacity="100%" draw:stroke-linejoin="miter" svg:stroke-linecap="butt"/>
    </style:style>
    <style:style style:family="graphic" style:name="a1215">
      <style:graphic-properties draw:fill="none" draw:stroke="solid" svg:stroke-width="0.00694in" svg:stroke-color="#44546a" draw:marker-end="a1214" svg:stroke-opacity="100%" draw:stroke-linejoin="miter" svg:stroke-linecap="butt"/>
    </style:style>
    <style:style style:family="graphic" style:name="a1217">
      <style:graphic-properties draw:fill="none" draw:stroke="solid" svg:stroke-width="0.00694in" svg:stroke-color="#44546a" draw:marker-end="a1216" svg:stroke-opacity="100%" draw:stroke-linejoin="miter" svg:stroke-linecap="butt"/>
    </style:style>
    <style:style style:family="graphic" style:name="a1219">
      <style:graphic-properties draw:fill="none" draw:stroke="solid" svg:stroke-width="0.00694in" svg:stroke-color="#44546a" draw:marker-end="a1218" svg:stroke-opacity="100%" draw:stroke-linejoin="miter" svg:stroke-linecap="butt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none" draw:stroke="solid" svg:stroke-width="0.00694in" svg:stroke-color="#44546a" draw:marker-end="a1220" svg:stroke-opacity="100%" draw:stroke-linejoin="miter" svg:stroke-linecap="butt"/>
    </style:style>
    <style:style style:family="graphic" style:name="a1223">
      <style:graphic-properties draw:fill="none" draw:stroke="solid" svg:stroke-width="0.00694in" svg:stroke-color="#44546a" draw:marker-end="a1222" svg:stroke-opacity="100%" draw:stroke-linejoin="miter" svg:stroke-linecap="butt"/>
    </style:style>
    <style:style style:family="graphic" style:name="a1225">
      <style:graphic-properties draw:fill="none" draw:stroke="solid" svg:stroke-width="0.00694in" svg:stroke-color="#44546a" draw:marker-end="a1224" svg:stroke-opacity="100%" draw:stroke-linejoin="miter" svg:stroke-linecap="butt"/>
    </style:style>
    <style:style style:family="graphic" style:name="a1227">
      <style:graphic-properties draw:fill="none" draw:stroke="solid" svg:stroke-width="0.00694in" svg:stroke-color="#44546a" draw:marker-end="a1226" svg:stroke-opacity="100%" draw:stroke-linejoin="miter" svg:stroke-linecap="butt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65">
      <style:graphic-properties draw:fill="none" draw:stroke="solid" svg:stroke-width="0.00694in" svg:stroke-color="#44546a" draw:marker-end="a1164" svg:stroke-opacity="100%" draw:stroke-linejoin="miter" svg:stroke-linecap="butt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>
      <style:graphic-properties draw:fill="none" draw:stroke="solid" svg:stroke-width="0.00694in" svg:stroke-color="#44546a" draw:marker-end="a1118" svg:stroke-opacity="100%" draw:stroke-linejoin="miter" svg:stroke-linecap="butt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3" draw:style-name="a1081" draw:master-page-name="Master1-Layout7-blank-En-blanco" presentation:presentation-page-layout-name="Master1-PPL7" draw:id="Slide-258">
        <draw:custom-shape svg:x="6.32299in" svg:y="0.32378in" svg:width="3.38964in" svg:height="0.31675in" draw:id="id136" draw:style-name="a1085" draw:name="Forma libre 15">
          <svg:title/>
          <svg:desc/>
          <text:p text:style-name="a1084" text:class-names="" text:cond-style-name=""><text:span text:style-name="a1082" text:class-names="">Administrativo de Deposito/ Jefe de Repuestos</text:span><text:span text:style-name="a108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88092in" svg:y="0.31502in" svg:width="2.00984in" svg:height="0.32551in" draw:id="id137" draw:style-name="a1088" draw:name="Forma libre 16">
          <svg:title/>
          <svg:desc/>
          <text:p text:style-name="a1087" text:class-names="" text:cond-style-name=""><text:span text:style-name="a1086" text:class-names="">Técnico mecá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-0.01191in" svg:y="0.31502in" svg:width="2.90203in" svg:height="0.32551in" draw:id="id138" draw:style-name="a1091" draw:name="Forma libre 131">
          <svg:title/>
          <svg:desc/>
          <text:p text:style-name="a1090" text:class-names="" text:cond-style-name=""><text:span text:style-name="a1089" text:class-names="">Vended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9714in" svg:y="0.31502in" svg:width="1.42775in" svg:height="0.32551in" draw:id="id139" draw:style-name="a1094" draw:name="Forma libre 141">
          <svg:title/>
          <svg:desc/>
          <text:p text:style-name="a1093" text:class-names="" text:cond-style-name=""><text:span text:style-name="a1092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31969in" svg:y="0.32378in" svg:width="3.38181in" svg:height="7.95192in" draw:id="id140" draw:style-name="a1097" draw:name="Rectángulo 12">
          <svg:title/>
          <svg:desc/>
          <text:p text:style-name="a1096" text:class-names="" text:cond-style-name=""><text:span text:style-name="a1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1191in" svg:y="0.32378in" svg:width="2.90203in" svg:height="7.94737in" draw:id="id141" draw:style-name="a1100" draw:name="Rectángulo 132">
          <svg:title/>
          <svg:desc/>
          <text:p text:style-name="a1099" text:class-names="" text:cond-style-name=""><text:span text:style-name="a10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8801in" svg:y="0.32378in" svg:width="1.43498in" svg:height="7.93085in" draw:id="id142" draw:style-name="a1103" draw:name="Rectángulo 142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9694in" svg:y="0.32378in" svg:width="2.0002in" svg:height="7.93861in" draw:id="id143" draw:style-name="a1106" draw:name="Rectángulo 143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9888in" svg:y="3.95633in" svg:width="1.21107in" svg:height="0.47642in" draw:id="id144" draw:style-name="a1109" draw:name="Forma libre 137">
          <svg:title/>
          <svg:desc/>
          <text:p text:style-name="a1108" text:class-names="" text:cond-style-name=""><text:span text:style-name="a1107" text:class-names="">Aprueba y firma el documento de devolución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19202in" svg:y="4.54315in" svg:width="1.32081in" svg:height="0.56312in" draw:id="id145" draw:style-name="a1112" draw:name="Forma libre 137">
          <svg:title/>
          <svg:desc/>
          <text:p text:style-name="a1111" text:class-names="" text:cond-style-name=""><text:span text:style-name="a1110" text:class-names="">Firma documento y entrega pieza al mostrador de talle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96907in" svg:y="5.57365in" svg:width="1.54789in" svg:height="0.41658in" draw:id="id146" draw:style-name="a1117" draw:name="Forma libre 169">
          <svg:title/>
          <svg:desc/>
          <text:p text:style-name="a1116" text:class-names="" text:cond-style-name=""><text:span text:style-name="a1113" text:class-names="">¿</text:span><text:span text:style-name="a1114" text:class-names="">Ingresa al stock del sistema</text:span><text:span text:style-name="a1115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standard" svg:x1="3.85242in" svg:y1="4.54315in" draw:start-shape="id144" draw:start-glue-point="3" svg:x2="4.99888in" svg:y2="4.19454in" draw:end-shape="id145" draw:end-glue-point="0" draw:id="id147" draw:style-name="a1119" draw:transform="translate(-4.42565in -4.36885in) rotate(-3.14159) translate(4.42565in 4.36885in)" draw:name="Conector angular 67">
          <svg:title/>
          <svg:desc/>
        </draw:connector>
        <draw:connector draw:type="line" svg:x1="4.51283in" svg:y1="4.82471in" draw:start-shape="id145" draw:start-glue-point="1" svg:x2="8.11669in" svg:y2="4.8199in" draw:end-shape="id148" draw:end-glue-point="3" draw:id="id149" draw:style-name="a1121" draw:name="Conector recto de flecha 76">
          <svg:title/>
          <svg:desc/>
        </draw:connector>
        <draw:custom-shape svg:x="6.5053in" svg:y="5.49107in" svg:width="1.18233in" svg:height="0.59055in" draw:id="id150" draw:style-name="a1124" draw:name="Forma libre 32">
          <svg:title/>
          <svg:desc/>
          <text:p text:style-name="a1123" text:class-names="" text:cond-style-name=""><text:span text:style-name="a1122" text:class-names=""><text:s text:c="1"/>Se actualizan los niveles de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4563in" svg:y="7.65675in" svg:width="1.20075in" svg:height="0.57275in" draw:id="id151" draw:style-name="a1128" draw:name="Forma libre 137">
          <svg:title/>
          <svg:desc/>
          <text:p text:style-name="a1127" text:class-names="" text:cond-style-name=""><text:span text:style-name="a1125" text:class-names="">Se ingresa la pieza al stock de usados</text:span><text:span text:style-name="a112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1358in" svg:y="6.60833in" svg:width="1.1811in" svg:height="0.6681in" draw:id="id152" draw:style-name="a1131" draw:name="Forma libre 25">
          <svg:title/>
          <svg:desc/>
          <text:p text:style-name="a1130" text:class-names="" text:cond-style-name=""><text:span text:style-name="a1129" text:class-names="">Gestión de Reclamos y Devolución de Piezas a MB</text:span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ustom-shape svg:x="3.3408in" svg:y="0.74817in" svg:width="1.16925in" svg:height="0.66942in" draw:id="id153" draw:style-name="a1134" draw:name="Forma libre 127">
          <svg:title/>
          <svg:desc/>
          <text:p text:style-name="a1133" text:class-names="" text:cond-style-name=""><text:span text:style-name="a1132" text:class-names=""><text:s text:c="1"/>Realiza reparación/ servicio. Documenta el mismo en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7.95268in" svg:y1="5.76638in" svg:x2="7.68763in" svg:y2="5.77078in" draw:id="id154" draw:style-name="a1136" draw:name="Conector recto de flecha 107">
          <svg:title/>
          <svg:desc/>
        </draw:connector>
        <draw:custom-shape svg:x="7.9669in" svg:y="6.73409in" svg:width="1.54789in" svg:height="0.41658in" draw:id="id155" draw:style-name="a1141" draw:name="Forma libre 169">
          <svg:title/>
          <svg:desc/>
          <text:p text:style-name="a1140" text:class-names="" text:cond-style-name=""><text:span text:style-name="a1137" text:class-names="">¿</text:span><text:span text:style-name="a1138" text:class-names="">Es posible devolver a fabrica</text:span><text:span text:style-name="a1139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3.92542in" svg:y1="1.41759in" draw:start-shape="id153" draw:start-glue-point="2" svg:x2="3.92414in" svg:y2="1.73301in" draw:id="id156" draw:style-name="a1143" draw:name="Conector recto de flecha 116">
          <svg:title/>
          <svg:desc/>
        </draw:connector>
        <draw:connector draw:type="line" svg:x1="8.74301in" svg:y1="5.99023in" draw:start-shape="id146" draw:start-glue-point="2" svg:x2="8.74084in" svg:y2="6.73409in" draw:end-shape="id155" draw:end-glue-point="0" draw:id="id157" draw:style-name="a1145" draw:name="Conector recto de flecha 123">
          <svg:title/>
          <svg:desc/>
        </draw:connector>
        <draw:frame draw:id="id158" draw:style-name="a1148" draw:name="CuadroTexto 242" svg:x="8.74085in" svg:y="6.16671in" svg:width="0.40915in" svg:height="0.28772in">
          <draw:text-box>
            <text:p text:style-name="a1147" text:class-names="" text:cond-style-name=""><text:span text:style-name="a1146" text:class-names="">NO</text:span></text:p>
          </draw:text-box>
          <svg:title/>
          <svg:desc/>
        </draw:frame>
        <draw:frame draw:id="id159" draw:style-name="a1151" draw:name="CuadroTexto 243" svg:x="7.73008in" svg:y="5.47393in" svg:width="0.31509in" svg:height="0.27176in">
          <draw:text-box>
            <text:p text:style-name="a1150" text:class-names="" text:cond-style-name=""><text:span text:style-name="a1149" text:class-names="">SI</text:span></text:p>
          </draw:text-box>
          <svg:title/>
          <svg:desc/>
        </draw:frame>
        <draw:frame draw:id="id160" draw:style-name="a1154" draw:name="CuadroTexto 242" svg:x="8.8214in" svg:y="7.24531in" svg:width="0.40915in" svg:height="0.28772in">
          <draw:text-box>
            <text:p text:style-name="a1153" text:class-names="" text:cond-style-name=""><text:span text:style-name="a1152" text:class-names="">NO</text:span></text:p>
          </draw:text-box>
          <svg:title/>
          <svg:desc/>
        </draw:frame>
        <draw:frame draw:id="id161" draw:style-name="a1157" draw:name="CuadroTexto 243" svg:x="7.70185in" svg:y="6.63945in" svg:width="0.31509in" svg:height="0.27176in">
          <draw:text-box>
            <text:p text:style-name="a1156" text:class-names="" text:cond-style-name=""><text:span text:style-name="a1155" text:class-names="">SI</text:span></text:p>
          </draw:text-box>
          <svg:title/>
          <svg:desc/>
        </draw:frame>
        <draw:custom-shape svg:x="0.17282in" svg:y="0.7605in" svg:width="1.16925in" svg:height="0.66942in" draw:id="id162" draw:style-name="a1160" draw:name="Forma libre 127">
          <svg:title/>
          <svg:desc/>
          <text:p text:style-name="a1159" text:class-names="" text:cond-style-name=""><text:span text:style-name="a1158" text:class-names="">Recibe piezas de devolución por parte del cl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6727in" svg:y="1.74534in" svg:width="1.16925in" svg:height="0.66942in" draw:id="id163" draw:style-name="a1163" draw:name="Forma libre 127">
          <svg:title/>
          <svg:desc/>
          <text:p text:style-name="a1162" text:class-names="" text:cond-style-name=""><text:span text:style-name="a1161" text:class-names="">Controla que la pieza devuelta cumpla con lo expuesto en la política de devolucion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75744in" svg:y1="1.42992in" draw:start-shape="id162" draw:start-glue-point="2" svg:x2="0.75189in" svg:y2="1.74534in" draw:end-shape="id163" draw:end-glue-point="0" draw:id="id164" draw:style-name="a1165" draw:name="Conector recto de flecha 53">
          <svg:title/>
          <svg:desc/>
        </draw:connector>
        <draw:custom-shape svg:x="0.08592in" svg:y="2.81826in" svg:width="1.33238in" svg:height="0.34502in" draw:id="id165" draw:style-name="a1170" draw:name="Forma libre 169">
          <svg:title/>
          <svg:desc/>
          <text:p text:style-name="a1169" text:class-names="" text:cond-style-name=""><text:span text:style-name="a1166" text:class-names="">¿</text:span><text:span text:style-name="a1167" text:class-names="">Cumple</text:span><text:span text:style-name="a1168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16727in" svg:y="3.89524in" svg:width="1.16925in" svg:height="0.66942in" draw:id="id166" draw:style-name="a1173" draw:name="Forma libre 127">
          <svg:title/>
          <svg:desc/>
          <text:p text:style-name="a1172" text:class-names="" text:cond-style-name=""><text:span text:style-name="a1171" text:class-names="">La pieza no es aceptada como devolución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2571in" svg:y="2.65372in" svg:width="1.24196in" svg:height="0.70833in" draw:id="id167" draw:style-name="a1177" draw:name="Forma libre 137">
          <svg:title/>
          <svg:desc/>
          <text:p text:style-name="a1176" text:class-names="" text:cond-style-name=""><text:span text:style-name="a1174" text:class-names="">Controla el estado de la pieza</text:span><text:span text:style-name="a1175" text:class-names=""><text:s text:c="2"/>y el cumplimiento de la política de devolucion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1669in" svg:y="4.48519in" svg:width="1.16925in" svg:height="0.66942in" draw:id="id148" draw:style-name="a1180" draw:name="Forma libre 127">
          <svg:title/>
          <svg:desc/>
          <text:p text:style-name="a1179" text:class-names="" text:cond-style-name=""><text:span text:style-name="a1178" text:class-names="">Solicita la aprobación de la devolución de piezas al Gerente de Postvent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5927in" svg:y="1.74534in" svg:width="1.15078in" svg:height="0.56268in" draw:id="id168" draw:style-name="a1184" draw:name="Forma libre 137">
          <svg:title/>
          <svg:desc/>
          <text:p text:style-name="a1183" text:class-names="" text:cond-style-name=""><text:span text:style-name="a1181" text:class-names="">Solicita la devolución de una pieza<text:s text:c="1"/></text:span><text:span text:style-name="a118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61919in" svg:y="2.6308in" svg:width="1.14376in" svg:height="0.73052in" draw:id="id169" draw:style-name="a1188" draw:name="Forma libre 137">
          <svg:title/>
          <svg:desc/>
          <text:p text:style-name="a1187" text:class-names="" text:cond-style-name=""><text:span text:style-name="a1185" text:class-names="">C</text:span><text:span text:style-name="a1186" text:class-names="">onfecciona y firma formulario de devolución de piezas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70149in" svg:y="0.33213in" svg:width="1.30925in" svg:height="7.93866in" draw:id="id170" draw:style-name="a1191" draw:name="Rectángulo 142">
          <svg:title/>
          <svg:desc/>
          <text:p text:style-name="a1190" text:class-names="" text:cond-style-name=""><text:span text:style-name="a11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3743in" svg:y="4.50668in" svg:width="1.07157in" svg:height="0.62469in" draw:id="id171" draw:style-name="a1194" draw:name="Forma libre 137">
          <svg:title/>
          <svg:desc/>
          <text:p text:style-name="a1193" text:class-names="" text:cond-style-name=""><text:span text:style-name="a1192" text:class-names="">Aprueba y firma el documento de devolución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75189in" svg:y1="2.41476in" draw:start-shape="id163" draw:start-glue-point="2" svg:x2="0.75211in" svg:y2="2.81826in" draw:end-shape="id165" draw:end-glue-point="0" draw:id="id172" draw:style-name="a1196" draw:name="Conector recto de flecha 50">
          <svg:title/>
          <svg:desc/>
        </draw:connector>
        <draw:connector draw:type="line" svg:x1="0.75211in" svg:y1="3.16328in" draw:start-shape="id165" draw:start-glue-point="2" svg:x2="0.75189in" svg:y2="3.89524in" draw:end-shape="id166" draw:end-glue-point="0" draw:id="id173" draw:style-name="a1198" draw:name="Conector recto de flecha 54">
          <svg:title/>
          <svg:desc/>
        </draw:connector>
        <draw:connector draw:type="line" svg:x1="9.28594in" svg:y1="4.8199in" draw:start-shape="id148" draw:start-glue-point="1" svg:x2="9.83743in" svg:y2="4.81903in" draw:end-shape="id171" draw:end-glue-point="3" draw:id="id174" draw:style-name="a1200" draw:name="Conector recto de flecha 67">
          <svg:title/>
          <svg:desc/>
        </draw:connector>
        <draw:connector draw:type="line" svg:x1="8.74084in" svg:y1="7.15067in" draw:start-shape="id155" draw:start-glue-point="2" svg:x2="8.746in" svg:y2="7.65675in" draw:end-shape="id151" draw:end-glue-point="0" draw:id="id175" draw:style-name="a1202" draw:name="Conector recto de flecha 79">
          <svg:title/>
          <svg:desc/>
        </draw:connector>
        <draw:custom-shape svg:x="6.74844in" svg:y="4.01901in" svg:width="1.54098in" svg:height="0.357in" draw:id="id176" draw:style-name="a1207" draw:name="Forma libre 169">
          <svg:title/>
          <svg:desc/>
          <text:p text:style-name="a1206" text:class-names="" text:cond-style-name=""><text:span text:style-name="a1203" text:class-names="">¿</text:span><text:span text:style-name="a1204" text:class-names="">Devolución por taller</text:span><text:span text:style-name="a1205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8.14563in" svg:y="2.653in" svg:width="1.24196in" svg:height="0.70833in" draw:id="id177" draw:style-name="a1211" draw:name="Forma libre 137">
          <svg:title/>
          <svg:desc/>
          <text:p text:style-name="a1210" text:class-names="" text:cond-style-name=""><text:span text:style-name="a1208" text:class-names="">Según corresponda, confecciona el formulario de devolución y firma el mismo.</text:span><text:span text:style-name="a120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6.74844in" svg:y1="4.19751in" draw:start-shape="id176" draw:start-glue-point="3" svg:x2="6.20995in" svg:y2="4.19454in" draw:end-shape="id144" draw:end-glue-point="1" draw:id="id178" draw:style-name="a1213" draw:name="Conector recto de flecha 126">
          <svg:title/>
          <svg:desc/>
        </draw:connector>
        <draw:connector draw:type="line" svg:x1="1.4183in" svg:y1="2.99077in" draw:start-shape="id165" draw:start-glue-point="1" svg:x2="1.61919in" svg:y2="2.99606in" draw:end-shape="id169" draw:end-glue-point="3" draw:id="id179" draw:style-name="a1215" draw:name="Conector recto de flecha 136">
          <svg:title/>
          <svg:desc/>
        </draw:connector>
        <draw:connector draw:type="standard" svg:x1="4.51005in" svg:y1="2.02668in" draw:start-shape="id168" draw:start-glue-point="1" svg:x2="7.14669in" svg:y2="2.65372in" draw:end-shape="id167" draw:end-glue-point="0" draw:id="id180" draw:style-name="a1217" draw:name="Conector angular 143">
          <svg:title/>
          <svg:desc/>
        </draw:connector>
        <draw:connector draw:type="line" svg:x1="7.76767in" svg:y1="3.00789in" draw:start-shape="id167" draw:start-glue-point="1" svg:x2="8.14563in" svg:y2="3.00717in" draw:end-shape="id177" draw:end-glue-point="3" draw:id="id181" draw:style-name="a1219" draw:name="Conector recto de flecha 145">
          <svg:title/>
          <svg:desc/>
        </draw:connector>
        <draw:connector draw:type="standard" svg:x1="8.10993in" svg:y1="3.54083in" draw:start-shape="id177" draw:start-glue-point="2" svg:x2="8.94611in" svg:y2="4.01802in" draw:end-shape="id176" draw:end-glue-point="1" draw:id="id182" draw:style-name="a1221" draw:transform="translate(-8.52802in -3.77942in) rotate(-1.5708) translate(8.52802in 3.77942in)" draw:name="Conector angular 161">
          <svg:title/>
          <svg:desc/>
        </draw:connector>
        <draw:connector draw:type="standard" svg:x1="9.6198in" svg:y1="5.02853in" draw:start-shape="id171" draw:start-glue-point="2" svg:x2="10.27037in" svg:y2="5.88478in" draw:end-shape="id146" draw:end-glue-point="1" draw:id="id183" draw:style-name="a1223" draw:transform="translate(-9.94509in -5.45666in) rotate(-1.5708) translate(9.94509in 5.45666in)" draw:name="Conector angular 163">
          <svg:title/>
          <svg:desc/>
        </draw:connector>
        <draw:connector draw:type="line" svg:x1="2.76295in" svg:y1="2.99606in" draw:start-shape="id169" draw:start-glue-point="1" svg:x2="6.52571in" svg:y2="3.00789in" draw:end-shape="id167" draw:end-glue-point="3" draw:id="id184" draw:style-name="a1225" draw:name="Conector recto de flecha 169">
          <svg:title/>
          <svg:desc/>
        </draw:connector>
        <draw:connector draw:type="line" svg:x1="7.9669in" svg:y1="6.94238in" draw:start-shape="id155" draw:start-glue-point="3" svg:x2="7.69468in" svg:y2="6.94238in" draw:end-shape="id152" draw:end-glue-point="1" draw:id="id185" draw:style-name="a1227" draw:name="Conector recto de flecha 179">
          <svg:title/>
          <svg:desc/>
        </draw:connector>
        <draw:frame draw:id="id186" draw:style-name="a1230" draw:name="CuadroTexto 242" svg:x="0.78211in" svg:y="3.3854in" svg:width="0.40915in" svg:height="0.28772in">
          <draw:text-box>
            <text:p text:style-name="a1229" text:class-names="" text:cond-style-name=""><text:span text:style-name="a1228" text:class-names="">NO</text:span></text:p>
          </draw:text-box>
          <svg:title/>
          <svg:desc/>
        </draw:frame>
        <draw:frame draw:id="id187" draw:style-name="a1233" draw:name="CuadroTexto 243" svg:x="1.38275in" svg:y="2.68238in" svg:width="0.31509in" svg:height="0.27176in">
          <draw:text-box>
            <text:p text:style-name="a1232" text:class-names="" text:cond-style-name=""><text:span text:style-name="a1231" text:class-names="">SI</text:span></text:p>
          </draw:text-box>
          <svg:title/>
          <svg:desc/>
        </draw:frame>
        <draw:frame draw:id="id188" draw:style-name="a1236" draw:name="CuadroTexto 242" svg:x="7.6438in" svg:y="4.55967in" svg:width="0.40915in" svg:height="0.28772in">
          <draw:text-box>
            <text:p text:style-name="a1235" text:class-names="" text:cond-style-name=""><text:span text:style-name="a1234" text:class-names="">NO</text:span></text:p>
          </draw:text-box>
          <svg:title/>
          <svg:desc/>
        </draw:frame>
        <draw:frame draw:id="id189" draw:style-name="a1239" draw:name="CuadroTexto 243" svg:x="6.38352in" svg:y="3.92278in" svg:width="0.31509in" svg:height="0.27176in">
          <draw:text-box>
            <text:p text:style-name="a1238" text:class-names="" text:cond-style-name=""><text:span text:style-name="a1237" text:class-names="">SI</text:span></text:p>
          </draw:text-box>
          <svg:title/>
          <svg:desc/>
        </draw:frame>
        <draw:connector draw:type="standard" svg:x1="8.03976in" svg:y1="4.29908in" draw:start-shape="id176" draw:start-glue-point="2" svg:x2="7.59586in" svg:y2="4.89684in" draw:end-shape="id148" draw:end-glue-point="3" draw:id="id190" draw:style-name="a1241" draw:transform="translate(-7.81781in -4.59796in) rotate(-4.71239) translate(7.81781in 4.59796in)" draw:name="Conector angular 187">
          <svg:title/>
          <svg:desc/>
        </draw:connector>
        <draw:custom-shape svg:x="0.43939in" svg:y="5.08828in" svg:width="0.625in" svg:height="0.20833in" draw:id="id191" draw:style-name="a1244" draw:name="Terminador 188">
          <svg:title/>
          <svg:desc/>
          <text:p text:style-name="a1243" text:class-names="" text:cond-style-name=""><text:span text:style-name="a1242" text:class-names="">Fin</text:span></text:p>
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5"/>
            <draw:equation draw:name="f7" draw:formula="18125"/>
            <draw:equation draw:name="f8" draw:formula="10800"/>
            <draw:equation draw:name="f9" draw:formula="?f5 - ?f4"/>
            <draw:equation draw:name="f10" draw:formula="?f9 / 21600"/>
            <draw:equation draw:name="f11" draw:formula="?f9 * 1018"/>
            <draw:equation draw:name="f12" draw:formula="?f9 * 20582"/>
            <draw:equation draw:name="f13" draw:formula="?f9 * 3163"/>
            <draw:equation draw:name="f14" draw:formula="?f9 * 18437"/>
            <draw:equation draw:name="f15" draw:formula="?f11 / 21600"/>
            <draw:equation draw:name="f16" draw:formula="?f12 / 21600"/>
            <draw:equation draw:name="f17" draw:formula="?f13 / 21600"/>
            <draw:equation draw:name="f18" draw:formula="?f14 / 21600"/>
            <draw:equation draw:name="f19" draw:formula="?f15 / ?f10"/>
            <draw:equation draw:name="f20" draw:formula="?f16 / ?f10"/>
            <draw:equation draw:name="f21" draw:formula="?f17 / ?f10"/>
            <draw:equation draw:name="f22" draw:formula="?f18 / ?f10"/>
            <draw:equation draw:name="f23" draw:formula="21550000 - ?f1"/>
            <draw:equation draw:name="f24" draw:formula="if(?f23, ?f1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3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6"/>
            <draw:equation draw:name="f34" draw:formula="sin(?f30)"/>
            <draw:equation draw:name="f35" draw:formula="0 - ?f34"/>
            <draw:equation draw:name="f36" draw:formula="?f35 * ?f8"/>
            <draw:equation draw:name="f37" draw:formula="sqrt(?f33 * ?f33 + ?f36 * ?f36 + 0 * 0)"/>
            <draw:equation draw:name="f38" draw:formula="?f6 * ?f8 / ?f37"/>
            <draw:equation draw:name="f39" draw:formula="?f35 * ?f38"/>
            <draw:equation draw:name="f40" draw:formula="?f7 - ?f39"/>
            <draw:equation draw:name="f41" draw:formula="?f32 * ?f38"/>
            <draw:equation draw:name="f42" draw:formula="?f4 - ?f41"/>
            <draw:equation draw:name="f43" draw:formula="?f40 - ?f6"/>
            <draw:equation draw:name="f44" draw:formula="?f42 - ?f8"/>
            <draw:equation draw:name="f45" draw:formula="?f40 + ?f6"/>
            <draw:equation draw:name="f46" draw:formula="?f42 + ?f8"/>
            <draw:equation draw:name="f47" draw:formula="?f27 + ?f2"/>
            <draw:equation draw:name="f48" draw:formula="?f47 * ?f3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6"/>
            <draw:equation draw:name="f53" draw:formula="sin(?f49)"/>
            <draw:equation draw:name="f54" draw:formula="0 - ?f53"/>
            <draw:equation draw:name="f55" draw:formula="?f54 * ?f8"/>
            <draw:equation draw:name="f56" draw:formula="sqrt(?f52 * ?f52 + ?f55 * ?f55 + 0 * 0)"/>
            <draw:equation draw:name="f57" draw:formula="?f6 * ?f8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7, ?f43)"/>
            <draw:equation draw:name="f63" draw:formula="if(?f26, ?f4, ?f44)"/>
            <draw:equation draw:name="f64" draw:formula="if(?f26, ?f7, ?f45)"/>
            <draw:equation draw:name="f65" draw:formula="if(?f26, ?f4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?f2 + ?f26"/>
            <draw:equation draw:name="f71" draw:formula="?f2 + ?f2"/>
            <draw:equation draw:name="f72" draw:formula="?f71 * ?f3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6"/>
            <draw:equation draw:name="f77" draw:formula="sin(?f73)"/>
            <draw:equation draw:name="f78" draw:formula="0 - ?f77"/>
            <draw:equation draw:name="f79" draw:formula="?f78 * ?f8"/>
            <draw:equation draw:name="f80" draw:formula="sqrt(?f76 * ?f76 + ?f79 * ?f79 + 0 * 0)"/>
            <draw:equation draw:name="f81" draw:formula="?f6 * ?f8 / ?f80"/>
            <draw:equation draw:name="f82" draw:formula="?f78 * ?f81"/>
            <draw:equation draw:name="f83" draw:formula="?f6 - ?f82"/>
            <draw:equation draw:name="f84" draw:formula="?f75 * ?f81"/>
            <draw:equation draw:name="f85" draw:formula="?f5 - ?f84"/>
            <draw:equation draw:name="f86" draw:formula="?f83 - ?f6"/>
            <draw:equation draw:name="f87" draw:formula="?f85 - ?f8"/>
            <draw:equation draw:name="f88" draw:formula="?f83 + ?f6"/>
            <draw:equation draw:name="f89" draw:formula="?f85 + ?f8"/>
            <draw:equation draw:name="f90" draw:formula="?f70 + ?f2"/>
            <draw:equation draw:name="f91" draw:formula="?f90 * ?f3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6"/>
            <draw:equation draw:name="f96" draw:formula="sin(?f92)"/>
            <draw:equation draw:name="f97" draw:formula="0 - ?f96"/>
            <draw:equation draw:name="f98" draw:formula="?f97 * ?f8"/>
            <draw:equation draw:name="f99" draw:formula="sqrt(?f95 * ?f95 + ?f98 * ?f98 + 0 * 0)"/>
            <draw:equation draw:name="f100" draw:formula="?f6 * ?f8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6, ?f86)"/>
            <draw:equation draw:name="f106" draw:formula="if(?f26, ?f5, ?f87)"/>
            <draw:equation draw:name="f107" draw:formula="if(?f26, ?f6, ?f88)"/>
            <draw:equation draw:name="f108" draw:formula="if(?f26, ?f5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</draw:enhanced-geometry>
        </draw:custom-shape>
        <draw:connector draw:type="line" svg:x1="0.75189in" svg:y1="4.56466in" draw:start-shape="id166" draw:start-glue-point="2" svg:x2="0.75189in" svg:y2="5.08828in" draw:end-shape="id191" draw:end-glue-point="0" draw:id="id192" draw:style-name="a1246" draw:name="Conector recto de flecha 190">
          <svg:title/>
          <svg:desc/>
        </draw:connector>
        <draw:custom-shape svg:x="9.70149in" svg:y="0.31502in" svg:width="1.32282in" svg:height="0.32551in" draw:id="id193" draw:style-name="a1249" draw:name="Forma libre 141">
          <svg:title/>
          <svg:desc/>
          <text:p text:style-name="a1248" text:class-names="" text:cond-style-name=""><text:span text:style-name="a1247" text:class-names="">Gerente de PostVent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94" draw:style-name="a1253" draw:name="CuadroTexto 60" svg:x="3.1798in" svg:y="0.04634in" svg:width="5.22358in" svg:height="0.30293in">
          <draw:text-box>
            <text:p text:style-name="a1252" text:class-names="" text:cond-style-name=""><text:span text:style-name="a1250" text:class-names="">PROCESO: DEVOLUCIÓN DE PIEZAS DE TALLER</text:span><text:span text:style-name="a1251" text:class-names=""/></text:p>
          </draw:text-box>
          <svg:title/>
          <svg:desc/>
        </draw:frame>
        <presentation:notes draw:style-name="a1259">
          <draw:frame draw:id="id195" draw:style-name="a1256" draw:name="Marcador de número de diapositiva 6" svg:x="4.67953in" svg:y="11.10827in" svg:width="3.5878in" svg:height="0.58425in">
            <draw:text-box>
              <text:p text:style-name="a1255" text:class-names="" text:cond-style-name=""><text:span text:style-name="a1254" text:class-names=""><text:page-number style:num-format="1" text:fixed="false"/></text:span></text:p>
            </draw:text-box>
            <svg:title/>
            <svg:desc/>
          </draw:frame>
          <draw:frame draw:id="id196" presentation:style-name="a1257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97" presentation:style-name="a1258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245" svg:viewBox="0 0 20 30" svg:d="m10 0-10 30h20z"/>
    <draw:marker draw:name="a1120" svg:viewBox="0 0 20 30" svg:d="m10 0-10 30h20z"/>
    <draw:marker draw:name="a1164" svg:viewBox="0 0 20 30" svg:d="m10 0-10 30h20z"/>
    <draw:marker draw:name="a1220" svg:viewBox="0 0 20 30" svg:d="m10 0-10 30h20z"/>
    <draw:marker draw:name="a1222" svg:viewBox="0 0 20 30" svg:d="m10 0-10 30h20z"/>
    <draw:marker draw:name="a1118" svg:viewBox="0 0 20 30" svg:d="m10 0-10 30h20z"/>
    <draw:marker draw:name="a1224" svg:viewBox="0 0 20 30" svg:d="m10 0-10 30h20z"/>
    <draw:marker draw:name="a1226" svg:viewBox="0 0 20 30" svg:d="m10 0-10 30h20z"/>
    <draw:marker draw:name="a1195" svg:viewBox="0 0 20 30" svg:d="m10 0-10 30h20z"/>
    <draw:marker draw:name="a1197" svg:viewBox="0 0 20 30" svg:d="m10 0-10 30h20z"/>
    <draw:marker draw:name="a1199" svg:viewBox="0 0 20 30" svg:d="m10 0-10 30h20z"/>
    <draw:marker draw:name="a1142" svg:viewBox="0 0 20 30" svg:d="m10 0-10 30h20z"/>
    <draw:marker draw:name="a1212" svg:viewBox="0 0 20 30" svg:d="m10 0-10 30h20z"/>
    <draw:marker draw:name="a1144" svg:viewBox="0 0 20 30" svg:d="m10 0-10 30h20z"/>
    <draw:marker draw:name="a1214" svg:viewBox="0 0 20 30" svg:d="m10 0-10 30h20z"/>
    <draw:marker draw:name="a1216" svg:viewBox="0 0 20 30" svg:d="m10 0-10 30h20z"/>
    <draw:marker draw:name="a1218" svg:viewBox="0 0 20 30" svg:d="m10 0-10 30h20z"/>
    <draw:marker draw:name="a1201" svg:viewBox="0 0 20 30" svg:d="m10 0-10 30h20z"/>
    <draw:marker draw:name="a1240" svg:viewBox="0 0 20 30" svg:d="m10 0-10 30h20z"/>
    <draw:marker draw:name="a1135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1063in" svg:y="0.88858in" svg:width="5.84567in" svg:height="4.384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1063in" svg:y="0.88858in" svg:width="5.84567in" svg:height="4.384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1063in" svg:y="0.88858in" svg:width="5.84567in" svg:height="4.384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5878in" svg:height="0.58425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67953in" svg:y="0in" svg:width="3.5878in" svg:height="0.58425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11.10827in" svg:width="3.5878in" svg:height="0.58425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67953in" svg:y="11.10827in" svg:width="3.5878in" svg:height="0.58425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Adriana Reist</dc:creator>
    <meta:creation-date>2013-09-02T14:19:27Z</meta:creation-date>
    <dc:date>2015-06-03T14:40:08Z</dc:date>
    <meta:editing-cycles>71</meta:editing-cycles>
    <meta:editing-duration>PT180895S</meta:editing-duration>
    <meta:document-statistic meta:paragraph-count="35" meta:word-count="204"/>
  </office:meta>
</office:document-meta>
</file>